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1000001A623A677A8CE9905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0.395cm" fo:padding-top="0.1cm" fo:padding-bottom="0.1cm" fo:padding-left="0.1cm" fo:padding-right="0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0.071cm" fo:padding-top="0.1cm" fo:padding-bottom="0.1cm" fo:padding-left="0.1cm" fo:padding-right="0.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0.208cm" fo:padding-top="0.1cm" fo:padding-bottom="0.1cm" fo:padding-left="0.1cm" fo:padding-right="0.1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0.656cm" fo:padding-top="0.1cm" fo:padding-bottom="0.1cm" fo:padding-left="0.1cm" fo:padding-right="0.1cm"/>
      <style:paragraph-properties style:writing-mode="lr-tb"/>
    </style:style>
    <style:style style:name="gr6" style:family="graphic" style:parent-style-name="objectwithoutfill">
      <style:graphic-properties svg:stroke-width="0.05cm" svg:stroke-color="#ff8000" draw:marker-start-width="0.35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color="#000000" draw:fill="none" draw:fill-color="#ffffff" fo:min-height="0.789cm" fo:padding-top="0.1cm" fo:padding-bottom="0.1cm" fo:padding-left="0.1cm" fo:padding-right="0.1cm"/>
      <style:paragraph-properties style:writing-mode="lr-tb"/>
    </style:style>
    <style:style style:name="gr8" style:family="graphic" style:parent-style-name="objectwithoutfill">
      <style:graphic-properties svg:stroke-width="0.05cm" svg:stroke-color="#ff8000" draw:marker-start-width="0.28cm" draw:marker-end-width="0.2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Arial1"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1" fo:font-size="10pt"/>
    </style:style>
    <style:style style:name="T1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8cm" svg:height="8.1cm" svg:x="6.36cm" svg:y="10.07cm">
            <draw:image xlink:href="Pictures/10000000000001A1000001A623A677A8CE990561.png" xlink:type="simple" xlink:show="embed" xlink:actuate="onLoad" draw:mime-type="image/png">
              <text:p/>
            </draw:image>
          </draw:frame>
          <draw:frame draw:style-name="gr2" draw:text-style-name="P2" draw:layer="layout" svg:width="2.681cm" svg:height="0.595cm" svg:x="14.819cm" svg:y="11.148cm">
            <draw:text-box>
              <text:p><text:span text:style-name="T1">Pitch rotation</text:span></text:p>
            </draw:text-box>
          </draw:frame>
          <draw:frame draw:style-name="gr3" draw:text-style-name="P2" draw:layer="layout" svg:width="2.681cm" svg:height="0.595cm" svg:x="14.819cm" svg:y="12.209cm">
            <draw:text-box>
              <text:p><text:span text:style-name="T1">Yaw rotation</text:span></text:p>
            </draw:text-box>
          </draw:frame>
          <draw:frame draw:style-name="gr4" draw:text-style-name="P2" draw:layer="layout" svg:width="2.681cm" svg:height="0.595cm" svg:x="14.819cm" svg:y="13.21cm">
            <draw:text-box>
              <text:p><text:span text:style-name="T1">Bank rotation</text:span></text:p>
            </draw:text-box>
          </draw:frame>
          <draw:frame draw:style-name="gr5" draw:text-style-name="P4" draw:layer="layout" svg:width="2.68cm" svg:height="0.989cm" svg:x="3.22cm" svg:y="12.133cm">
            <draw:text-box>
              <text:p text:style-name="P3"><text:span text:style-name="T1">Euler angles (ecliptic frame)</text:span></text:p>
            </draw:text-box>
          </draw:frame>
          <draw:line draw:style-name="gr6" draw:text-style-name="P5" draw:layer="layout" svg:x1="7.218cm" svg:y1="18.491cm" svg:x2="7.218cm" svg:y2="17.922cm">
            <text:p/>
          </draw:line>
          <draw:line draw:style-name="gr6" draw:text-style-name="P5" draw:layer="layout" svg:x1="14.816cm" svg:y1="13.508cm" svg:x2="13.798cm" svg:y2="13.508cm">
            <text:p/>
          </draw:line>
          <draw:frame draw:style-name="gr7" draw:text-style-name="P6" draw:layer="layout" svg:width="1.179cm" svg:height="0.989cm" svg:x="13.351cm" svg:y="18.513cm">
            <draw:text-box>
              <text:p text:style-name="P1"><text:span text:style-name="T1">Open help</text:span></text:p>
            </draw:text-box>
          </draw:frame>
          <draw:g>
            <draw:line draw:style-name="gr8" draw:text-style-name="P5" draw:layer="layout" svg:x1="6.14cm" svg:y1="11.352cm" svg:x2="6.14cm" svg:y2="13.888cm">
              <text:p/>
            </draw:line>
            <draw:line draw:style-name="gr8" draw:text-style-name="P5" draw:layer="layout" svg:x1="6.14cm" svg:y1="11.352cm" svg:x2="6.39cm" svg:y2="11.352cm">
              <text:p/>
            </draw:line>
            <draw:line draw:style-name="gr8" draw:text-style-name="P5" draw:layer="layout" svg:x1="6.14cm" svg:y1="13.888cm" svg:x2="6.39cm" svg:y2="13.888cm">
              <text:p/>
            </draw:line>
            <draw:line draw:style-name="gr8" draw:text-style-name="P5" draw:layer="layout" svg:x1="5.89cm" svg:y1="12.631cm" svg:x2="6.14cm" svg:y2="12.631cm">
              <text:p/>
            </draw:line>
          </draw:g>
          <draw:frame draw:style-name="gr7" draw:text-style-name="P6" draw:layer="layout" svg:width="3.228cm" svg:height="0.989cm" svg:x="5.622cm" svg:y="18.514cm">
            <draw:text-box>
              <text:p text:style-name="P1"><text:span text:style-name="T1">Return to configuration page</text:span></text:p>
            </draw:text-box>
          </draw:frame>
          <draw:frame draw:style-name="gr7" draw:text-style-name="P6" draw:layer="layout" svg:width="1.778cm" svg:height="0.989cm" svg:x="9.422cm" svg:y="18.515cm">
            <draw:text-box>
              <text:p text:style-name="P1"><text:span text:style-name="T1">Apply rotation</text:span></text:p>
            </draw:text-box>
          </draw:frame>
          <draw:frame draw:style-name="gr7" draw:text-style-name="P6" draw:layer="layout" svg:width="1.727cm" svg:height="0.989cm" svg:x="11.422cm" svg:y="18.515cm">
            <draw:text-box>
              <text:p text:style-name="P1"><text:span text:style-name="T1">Refresh data</text:span></text:p>
            </draw:text-box>
          </draw:frame>
          <draw:line draw:style-name="gr6" draw:text-style-name="P5" draw:layer="layout" svg:x1="10.318cm" svg:y1="18.504cm" svg:x2="10.423cm" svg:y2="17.912cm">
            <text:p/>
          </draw:line>
          <draw:line draw:style-name="gr6" draw:text-style-name="P5" draw:layer="layout" svg:x1="12.218cm" svg:y1="18.504cm" svg:x2="12.001cm" svg:y2="17.912cm">
            <text:p/>
          </draw:line>
          <draw:line draw:style-name="gr6" draw:text-style-name="P5" draw:layer="layout" svg:x1="13.814cm" svg:y1="18.517cm" svg:x2="13.449cm" svg:y2="17.922cm">
            <text:p/>
          </draw:line>
          <draw:line draw:style-name="gr6" draw:text-style-name="P5" draw:layer="layout" svg:x1="14.819cm" svg:y1="12.508cm" svg:x2="13.801cm" svg:y2="12.508cm">
            <text:p/>
          </draw:line>
          <draw:line draw:style-name="gr6" draw:text-style-name="P5" draw:layer="layout" svg:x1="14.822cm" svg:y1="11.448cm" svg:x2="13.804cm" svg:y2="11.448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4T21:48:31.907000000</meta:creation-date>
    <dc:date>2022-07-23T02:28:24.692000000</dc:date>
    <meta:editing-duration>PT48M23S</meta:editing-duration>
    <meta:editing-cycles>10</meta:editing-cycles>
    <meta:generator>LibreOffice/7.2.6.2$Windows_X86_64 LibreOffice_project/b0ec3a565991f7569a5a7f5d24fed7f52653d754</meta:generator>
    <meta:document-statistic meta:object-count="22"/>
  </office:meta>
</office:document-meta>
</file>